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iewResolv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ViewResolver.init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ViewResolver.loadView( String viewName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ViewResolv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ewResolver.getCacheKey( String viewNam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ewResolv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ViewResolver.setLocation(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ViewResolv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